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efc" officeooo:paragraph-rsid="00150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1:42:56.329144519</meta:creation-date>
    <dc:date>2024-08-02T11:43:07.562715982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